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6.997cm" table:align="left"/>
    </style:style>
    <style:style style:name="Tabela1.A" style:family="table-column">
      <style:table-column-properties style:column-width="3.665cm"/>
    </style:style>
    <style:style style:name="Tabela1.B" style:family="table-column">
      <style:table-column-properties style:column-width="3.332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text-transform="uppercase" fo:color="#12a197" loext:opacity="100%" style:font-name="BryantMedium" fo:font-size="13.1999998092651pt" fo:letter-spacing="normal" fo:font-style="normal" fo:font-weight="bold"/>
    </style:style>
    <style:style style:name="P2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E 1186</text:h>
      <text:h text:style-name="P2" text:outline-level="1">Abaixo da Diagonal Secundária</text:h>
      <text:p text:style-name="P7"><text:span text:style-name="T1">Leia um caractere maiúsculo, que indica uma operação que deve ser realizada e uma matriz </text:span><text:span text:style-name="Strong_20_Emphasis"><text:span text:style-name="T1">M</text:span></text:span><text:span text:style-name="T1">[12][12]. Em seguida, calcule e mostre a soma ou a média considerando somente aqueles elementos que estão abaixo da diagonal Secundária da matriz, conforme ilustrado abaixo (área verde).</text:span></text:p>
      <text:p text:style-name="P8"/>
      <text:p text:style-name="P5"><draw:frame draw:style-name="fr1" draw:name="Figura1" text:anchor-type="as-char" svg:width="6.308cm" svg:height="5.08cm" draw:z-index="0"><draw:image xlink:href="https://resources.beecrowd.com.br/gallery/images/problems/UOJ_1186.png" xlink:type="simple" xlink:show="embed" xlink:actuate="onLoad"/></draw:frame></text:p>
      <text:h text:style-name="P3" text:outline-level="2">Entrada</text:h>
      <text:p text:style-name="P7"><text:span text:style-name="T1">A primeira linha de entrada contem um único caractere Maiúsculo </text:span><text:span text:style-name="Strong_20_Emphasis"><text:span text:style-name="T1">O</text:span></text:span><text:span text:style-name="T1"> ('S' ou 'M'), indicando a operação (Soma ou Média) que deverá ser realizada com os elementos da matriz. Seguem os 144 valores de ponto flutuante que compõem a matriz.</text:span></text:p>
      <text:h text:style-name="P3" text:outline-level="2">Saída</text:h>
      <text:p text:style-name="P6">Imprima o resultado solicitado (a soma ou média), com 1 casa após o ponto decimal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2296370048928">
            <table:table-cell table:style-name="Tabela1.A1" office:value-type="string">
              <text:p text:style-name="Table_20_Contents">Exemplo de Entrada</text:p>
            </table:table-cell>
            <table:table-cell table:style-name="Tabela1.A1" office:value-type="string">
              <text:p text:style-name="Table_20_Contents">Exemplo de Saída</text:p>
            </table:table-cell>
          </table:table-row>
        </table:table-header-rows>
        <table:table-row table:style-name="TableLine2296370048928">
          <table:table-cell table:style-name="Tabela1.A2" office:value-type="string">
            <text:p text:style-name="P4">S<text:line-break/>1.0<text:line-break/>0.0<text:line-break/>-3.5<text:line-break/>2.5<text:line-break/>4.1<text:line-break/>...</text:p>
          </table:table-cell>
          <table:table-cell table:style-name="Tabela1.B2" office:value-type="string">
            <text:p text:style-name="P4">12.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7T10:47:00.318000000</dc:date>
    <meta:editing-duration>PT37S</meta:editing-duration>
    <meta:editing-cycles>1</meta:editing-cycles>
    <meta:generator>LibreOffice/7.2.2.2$Windows_X86_64 LibreOffice_project/02b2acce88a210515b4a5bb2e46cbfb63fe97d56</meta:generator>
    <meta:document-statistic meta:table-count="1" meta:image-count="1" meta:object-count="0" meta:page-count="1" meta:paragraph-count="12" meta:word-count="120" meta:character-count="703" meta:non-whitespace-character-count="594"/>
  </office:meta>
</office:document-meta>
</file>